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52f" officeooo:paragraph-rsid="0013e52f"/>
    </style:style>
    <style:style style:name="P2" style:family="paragraph" style:parent-style-name="Standard">
      <style:text-properties officeooo:rsid="0014b4b3" officeooo:paragraph-rsid="0014b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1</text:p>
      <text:p text:style-name="P1"/>
      <text:p text:style-name="P2">Version 1 supprimé</text:p>
      <text:p text:style-name="P2">Version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1:06:46.384450270</meta:creation-date>
    <dc:date>2020-09-29T01:17:26.390542107</dc:date>
    <meta:editing-duration>PT1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36" meta:non-whitespace-character-count="32"/>
  </office:meta>
</office:document-meta>
</file>